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settings.xml" manifest:media-type="text/xml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toolpanel/" manifest:media-type=""/>
  <manifest:file-entry manifest:full-path="Configurations2/floater/" manifest:media-type=""/>
  <manifest:file-entry manifest:full-path="Configurations2/menubar/" manifest:media-type=""/>
  <manifest:file-entry manifest:full-path="Configurations2/progressbar/" manifest:media-type=""/>
  <manifest:file-entry manifest:full-path="Configurations2/popupmenu/" manifest:media-type=""/>
  <manifest:file-entry manifest:full-path="Configurations2/tool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Arial1" svg:font-family="Arial1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852cm"/>
    </style:style>
    <style:style style:family="table-column" style:name="co2">
      <style:table-column-properties fo:break-before="auto" style:column-width="2.267cm"/>
    </style:style>
    <style:style style:family="table-row" style:name="ro1">
      <style:table-row-properties fo:break-before="auto" style:row-height="0.496cm" style:use-optimal-row-height="true"/>
    </style:style>
    <style:style style:family="table-row" style:name="ro2">
      <style:table-row-properties fo:break-before="auto" style:row-height="0.499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number:format-source="language" style:name="N30">
      <number:day/>
      <number:text>.</number:text>
      <number:month/>
      <number:text>.</number:text>
      <number:year/>
    </number:date-style>
    <number:date-style number:automatic-order="true" style:name="N36">
      <number:day number:style="long"/>
      <number:text>.</number:text>
      <number:month number:style="long"/>
      <number:text>.</number:text>
      <number:year number:style="long"/>
    </number:date-style>
    <number:date-style number:automatic-order="true" style:name="N37">
      <number:day number:style="long"/>
      <number:text>.</number:text>
      <number:month number:style="long"/>
      <number:text>.</number:text>
      <number:year/>
    </number:date-style>
    <style:style style:data-style-name="N0" style:family="table-cell" style:name="ce1" style:parent-style-name="Default">
      <style:table-cell-properties fo:border-bottom="0.039cm double #000000" fo:border-left="none" fo:border-right="none" fo:border-top="none" style:border-line-width-bottom="0.002cm 0.035cm 0.002cm"/>
    </style:style>
    <style:style style:data-style-name="N0" style:family="table-cell" style:name="ce2" style:parent-style-name="Default"/>
    <style:style style:data-style-name="N37" style:family="table-cell" style:name="ce3" style:parent-style-name="Default"/>
    <style:style style:data-style-name="N107" style:family="table-cell" style:name="ce4" style:parent-style-name="Default">
      <style:table-cell-properties fo:border-bottom="0.039cm double #000000" fo:border-left="none" fo:border-right="none" fo:border-top="none" style:border-line-width-bottom="0.002cm 0.035cm 0.002cm"/>
    </style:style>
    <style:style style:data-style-name="N107" style:family="table-cell" style:name="ce5" style:parent-style-name="Default"/>
    <style:style style:data-style-name="N36" style:family="table-cell" style:name="ce6" style:parent-style-name="Default">
      <style:table-cell-properties fo:border-bottom="0.039cm double #000000" fo:border-left="none" fo:border-right="none" fo:border-top="none" style:border-line-width-bottom="0.002cm 0.035cm 0.002cm"/>
    </style:style>
    <style:style style:data-style-name="N30" style:family="table-cell" style:name="ce7" style:parent-style-name="Default"/>
    <style:style style:data-style-name="N0" style:family="table-cell" style:name="ce8" style:parent-style-name="Default">
      <style:table-cell-properties fo:background-color="#fcd5b4"/>
    </style:style>
    <style:style style:data-style-name="N0" style:family="table-cell" style:name="ce9" style:parent-style-name="Default">
      <style:table-cell-properties fo:background-color="#b6dde8"/>
    </style:style>
    <style:style style:family="table-cell" style:name="ce10" style:parent-style-name="Default">
      <style:table-cell-properties style:repeat-content="false" style:text-align-source="value-type"/>
      <style:paragraph-properties fo:margin-left="0cm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base-cell-address="2014_März.B1" table:name="val1">
          <table:error-message table:display="true" table:message-type="stop"/>
        </table:content-validation>
        <table:content-validation table:allow-empty-cell="true" table:base-cell-address="2014_März.D1" table:condition="of:cell-content-is-in-list(&quot;Marc&quot;;&quot;Chen&quot;)" table:display-list="unsorted" table:name="val2">
          <table:help-message table:display="true" table:title="Mitbewohner">
            <text:p>Marc</text:p>
            <text:p>Janine</text:p>
          </table:help-message>
        </table:content-validation>
        <table:content-validation table:allow-empty-cell="true" table:base-cell-address="2014_März.D1" table:condition="of:cell-content-is-in-list(&quot;Marc&quot;;&quot;Janine&quot;)" table:display-list="unsorted" table:name="val3">
          <table:help-message table:display="true" table:title="Mitbewohner">
            <text:p>Marc</text:p>
            <text:p>Janine</text:p>
          </table:help-message>
        </table:content-validation>
        <table:content-validation table:allow-empty-cell="true" table:base-cell-address="2014_April.D1" table:condition="of:cell-content-is-in-list(&quot;Marc&quot;;&quot;Janine&quot;)" table:display-list="unsorted" table:name="val4">
          <table:help-message table:display="true" table:title="Mitbewohner">
            <text:p>Marc</text:p>
            <text:p>Janine</text:p>
          </table:help-message>
        </table:content-validation>
        <table:content-validation table:allow-empty-cell="true" table:base-cell-address="2014_Mai.D1" table:condition="of:cell-content-is-in-list(&quot;Marc&quot;;&quot;Janine&quot;)" table:display-list="unsorted" table:name="val5">
          <table:help-message table:display="true" table:title="Mitbewohner">
            <text:p>Marc</text:p>
            <text:p>Janine</text:p>
          </table:help-message>
        </table:content-validation>
      </table:content-validations>
      <table:table table:name="2014_März" table:print="false" table:style-name="ta1">
        <table:table-column table:default-cell-style-name="Default" table:style-name="co1"/>
        <table:table-column table:default-cell-style-name="Default" table:number-columns-repeated="3" table:style-name="co2"/>
        <table:table-row table:style-name="ro1">
          <table:table-cell office:value-type="string" table:style-name="ce1">
            <text:p>Verwendung</text:p>
          </table:table-cell>
          <table:table-cell office:value-type="string" table:style-name="ce4">
            <text:p>Betrag</text:p>
          </table:table-cell>
          <table:table-cell office:value-type="string" table:style-name="ce6">
            <text:p>Datum</text:p>
          </table:table-cell>
          <table:table-cell office:value-type="string" table:content-validation-name="val2" table:style-name="ce1">
            <text:p>Wer</text:p>
          </table:table-cell>
        </table:table-row>
        <table:table-row table:style-name="ro1">
          <table:table-cell office:value-type="string" table:style-name="ce2">
            <text:p>Beispiel</text:p>
          </table:table-cell>
          <table:table-cell office:currency="EUR" office:value="0" office:value-type="currency" table:content-validation-name="val1" table:style-name="ce5">
            <text:p>0,00 €</text:p>
          </table:table-cell>
          <table:table-cell office:date-value="2014-03-01" office:value-type="date" table:style-name="ce7">
            <text:p>01.03.14</text:p>
          </table:table-cell>
          <table:table-cell office:value-type="string" table:content-validation-name="val2" table:style-name="ce8">
            <text:p>Marc</text:p>
          </table:table-cell>
        </table:table-row>
        <table:table-row table:style-name="ro1">
          <table:table-cell office:value-type="string" table:style-name="ce2">
            <text:p>Beispiel</text:p>
          </table:table-cell>
          <table:table-cell office:currency="EUR" office:value="0" office:value-type="currency" table:content-validation-name="val1" table:style-name="ce5">
            <text:p>0,00 €</text:p>
          </table:table-cell>
          <table:table-cell office:date-value="2014-03-01" office:value-type="date" table:style-name="ce7">
            <text:p>01.03.14</text:p>
          </table:table-cell>
          <table:table-cell office:value-type="string" table:content-validation-name="val2" table:style-name="ce9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3.83" office:value-type="currency" table:content-validation-name="val1" table:style-name="ce5">
            <text:p>13,83 €</text:p>
          </table:table-cell>
          <table:table-cell office:date-value="2014-03-03" office:value-type="date" table:style-name="ce7">
            <text:p>03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4.85" office:value-type="currency" table:content-validation-name="val1" table:style-name="ce5">
            <text:p>14,85 €</text:p>
          </table:table-cell>
          <table:table-cell office:date-value="2014-03-04" office:value-type="date" table:style-name="ce7">
            <text:p>04.03.14</text:p>
          </table:table-cell>
          <table:table-cell office:value-type="string" table:content-validation-name="val3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8.19" office:value-type="currency" table:content-validation-name="val1" table:style-name="ce5">
            <text:p>8,19 €</text:p>
          </table:table-cell>
          <table:table-cell office:date-value="2014-03-05" office:value-type="date" table:style-name="ce7">
            <text:p>05.03.14</text:p>
          </table:table-cell>
          <table:table-cell office:value-type="string" table:content-validation-name="val3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8.49" office:value-type="currency" table:content-validation-name="val1" table:style-name="ce5">
            <text:p>8,49 €</text:p>
          </table:table-cell>
          <table:table-cell office:date-value="2014-03-05" office:value-type="date" table:style-name="ce7">
            <text:p>05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5.84" office:value-type="currency" table:content-validation-name="val1" table:style-name="ce5">
            <text:p>15,84 €</text:p>
          </table:table-cell>
          <table:table-cell office:date-value="2014-03-05" office:value-type="date" table:style-name="ce7">
            <text:p>05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42" office:value-type="currency" table:content-validation-name="val1" table:style-name="ce5">
            <text:p>4,42 €</text:p>
          </table:table-cell>
          <table:table-cell office:date-value="2014-03-07" office:value-type="date" table:style-name="ce7">
            <text:p>07.03.14</text:p>
          </table:table-cell>
          <table:table-cell office:value-type="string" table:content-validation-name="val2">
            <text:p>Marc</text:p>
          </table:table-cell>
        </table:table-row>
        <table:table-row table:style-name="ro1">
          <table:table-cell office:value-type="string">
            <text:p>Telekom</text:p>
          </table:table-cell>
          <table:table-cell office:currency="EUR" office:value="58.14" office:value-type="currency" table:content-validation-name="val1" table:style-name="ce5">
            <text:p>58,14 €</text:p>
          </table:table-cell>
          <table:table-cell office:date-value="2014-03-10" office:value-type="date" table:style-name="ce7">
            <text:p>10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07" office:value-type="currency" table:content-validation-name="val1" table:style-name="ce5">
            <text:p>2,07 €</text:p>
          </table:table-cell>
          <table:table-cell office:date-value="2014-03-11" office:value-type="date" table:style-name="ce7">
            <text:p>11.03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1.69" office:value-type="currency" table:content-validation-name="val1" table:style-name="ce5">
            <text:p>11,69 €</text:p>
          </table:table-cell>
          <table:table-cell office:date-value="2014-03-12" office:value-type="date" table:style-name="ce7">
            <text:p>12.03.14</text:p>
          </table:table-cell>
          <table:table-cell office:value-type="string" table:content-validation-name="val3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2.69" office:value-type="currency" table:content-validation-name="val1" table:style-name="ce5">
            <text:p>12,69 €</text:p>
          </table:table-cell>
          <table:table-cell office:date-value="2014-03-12" office:value-type="date" table:style-name="ce7">
            <text:p>12.03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4.93" office:value-type="currency" table:content-validation-name="val1" table:style-name="ce5">
            <text:p>14,93 €</text:p>
          </table:table-cell>
          <table:table-cell office:date-value="2014-03-13" office:value-type="date" table:style-name="ce7">
            <text:p>13.03.14</text:p>
          </table:table-cell>
          <table:table-cell office:value-type="string" table:content-validation-name="val3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3.96" office:value-type="currency" table:content-validation-name="val1" table:style-name="ce5">
            <text:p>3,96 €</text:p>
          </table:table-cell>
          <table:table-cell office:date-value="2014-03-13" office:value-type="date" table:style-name="ce7">
            <text:p>13.03.14</text:p>
          </table:table-cell>
          <table:table-cell office:value-type="string" table:content-validation-name="val3">
            <text:p>Janine</text:p>
          </table:table-cell>
        </table:table-row>
        <table:table-row table:style-name="ro1">
          <table:table-cell office:value-type="string">
            <text:p>REWE</text:p>
          </table:table-cell>
          <table:table-cell office:currency="EUR" office:value="1.69" office:value-type="currency" table:content-validation-name="val1" table:style-name="ce5">
            <text:p>1,69 €</text:p>
          </table:table-cell>
          <table:table-cell office:date-value="2014-03-14" office:value-type="date" table:style-name="ce7">
            <text:p>14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31" office:value-type="currency" table:content-validation-name="val1" table:style-name="ce5">
            <text:p>4,31 €</text:p>
          </table:table-cell>
          <table:table-cell office:date-value="2014-03-14" office:value-type="date" table:style-name="ce7">
            <text:p>14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6.27" office:value-type="currency" table:content-validation-name="val1" table:style-name="ce5">
            <text:p>6,27 €</text:p>
          </table:table-cell>
          <table:table-cell office:date-value="2014-03-15" office:value-type="date" table:style-name="ce7">
            <text:p>15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8.48" office:value-type="currency" table:content-validation-name="val1" table:style-name="ce5">
            <text:p>8,48 €</text:p>
          </table:table-cell>
          <table:table-cell office:date-value="2014-03-17" office:value-type="date" table:style-name="ce7">
            <text:p>17.03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Real</text:p>
          </table:table-cell>
          <table:table-cell office:currency="EUR" office:value="10.9" office:value-type="currency" table:content-validation-name="val1" table:style-name="ce5">
            <text:p>10,90 €</text:p>
          </table:table-cell>
          <table:table-cell office:date-value="2014-03-18" office:value-type="date" table:style-name="ce7">
            <text:p>18.03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2.17" office:value-type="currency" table:content-validation-name="val1" table:style-name="ce5">
            <text:p>2,17 €</text:p>
          </table:table-cell>
          <table:table-cell office:date-value="2014-03-19" office:value-type="date" table:style-name="ce7">
            <text:p>19.03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1.99" office:value-type="currency" table:content-validation-name="val1" table:style-name="ce5">
            <text:p>11,99 €</text:p>
          </table:table-cell>
          <table:table-cell office:date-value="2014-03-19" office:value-type="date" table:style-name="ce7">
            <text:p>19.03.14</text:p>
          </table:table-cell>
          <table:table-cell office:value-type="string" table:content-validation-name="val2">
            <text:p>Marc</text:p>
          </table:table-cell>
        </table:table-row>
        <table:table-row table:style-name="ro1">
          <table:table-cell office:value-type="string">
            <text:p>Technik-Partner</text:p>
          </table:table-cell>
          <table:table-cell office:currency="EUR" office:value="23.98" office:value-type="currency" table:content-validation-name="val1" table:formula="of:=2*11.99" table:style-name="ce5">
            <text:p>23,98 €</text:p>
          </table:table-cell>
          <table:table-cell office:date-value="2014-03-19" office:value-type="date" table:style-name="ce7">
            <text:p>19.03.14</text:p>
          </table:table-cell>
          <table:table-cell office:value-type="string" table:content-validation-name="val2">
            <text:p>Marc</text:p>
          </table:table-cell>
        </table:table-row>
        <table:table-row table:style-name="ro1">
          <table:table-cell office:value-type="string">
            <text:p>Kaufhaus</text:p>
          </table:table-cell>
          <table:table-cell office:currency="EUR" office:value="2.5" office:value-type="currency" table:content-validation-name="val1" table:style-name="ce5">
            <text:p>2,50 €</text:p>
          </table:table-cell>
          <table:table-cell office:date-value="2014-03-20" office:value-type="date" table:style-name="ce7">
            <text:p>20.03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81" office:value-type="currency" table:content-validation-name="val1" table:style-name="ce5">
            <text:p>4,81 €</text:p>
          </table:table-cell>
          <table:table-cell office:date-value="2014-03-20" office:value-type="date" table:style-name="ce7">
            <text:p>20.03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Lidl</text:p>
          </table:table-cell>
          <table:table-cell office:currency="EUR" office:value="1.33" office:value-type="currency" table:content-validation-name="val1" table:style-name="ce5">
            <text:p>1,33 €</text:p>
          </table:table-cell>
          <table:table-cell office:date-value="2014-03-20" office:value-type="date" table:style-name="ce7">
            <text:p>20.03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Blockhaus-Verechnung</text:p>
          </table:table-cell>
          <table:table-cell office:currency="EUR" office:value="22" office:value-type="currency" table:content-validation-name="val1" table:style-name="ce5">
            <text:p>22,00 €</text:p>
          </table:table-cell>
          <table:table-cell office:date-value="2014-03-20" office:value-type="date" table:style-name="ce7">
            <text:p>20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87" office:value-type="currency" table:content-validation-name="val1" table:style-name="ce5">
            <text:p>1,87 €</text:p>
          </table:table-cell>
          <table:table-cell office:date-value="2014-03-24" office:value-type="date" table:style-name="ce7">
            <text:p>24.03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 table:style-name="ce3">
            <text:p>Penny</text:p>
          </table:table-cell>
          <table:table-cell office:currency="EUR" office:value="12.53" office:value-type="currency" table:content-validation-name="val1" table:style-name="ce5">
            <text:p>12,53 €</text:p>
          </table:table-cell>
          <table:table-cell office:date-value="2014-03-26" office:value-type="date" table:style-name="ce7">
            <text:p>26.03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5.07" office:value-type="currency" table:content-validation-name="val1" table:style-name="ce5">
            <text:p>5,07 €</text:p>
          </table:table-cell>
          <table:table-cell office:date-value="2014-03-26" office:value-type="date" table:style-name="ce7">
            <text:p>26.03.14</text:p>
          </table:table-cell>
          <table:table-cell office:value-type="string" table:content-validation-name="val2">
            <text:p>Marc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23.31" office:value-type="currency" table:content-validation-name="val1" table:style-name="ce5">
            <text:p>23,31 €</text:p>
          </table:table-cell>
          <table:table-cell office:date-value="2014-03-26" office:value-type="date" table:style-name="ce7">
            <text:p>26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 table:style-name="ce3">
            <text:p>Penny</text:p>
          </table:table-cell>
          <table:table-cell office:currency="EUR" office:value="1.98" office:value-type="currency" table:content-validation-name="val1" table:style-name="ce5">
            <text:p>1,98 €</text:p>
          </table:table-cell>
          <table:table-cell office:date-value="2014-03-28" office:value-type="date" table:style-name="ce7">
            <text:p>28.03.14</text:p>
          </table:table-cell>
          <table:table-cell office:value-type="string" table:content-validation-name="val2">
            <text:p>Janine 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9.7" office:value-type="currency" table:content-validation-name="val1" table:style-name="ce5">
            <text:p>9,70 €</text:p>
          </table:table-cell>
          <table:table-cell office:date-value="2014-03-29" office:value-type="date" table:style-name="ce7">
            <text:p>29.03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Olli</text:p>
          </table:table-cell>
          <table:table-cell office:currency="EUR" office:value="3" office:value-type="currency" table:content-validation-name="val1" table:style-name="ce5">
            <text:p>3,00 €</text:p>
          </table:table-cell>
          <table:table-cell office:date-value="2014-03-01" office:value-type="date" table:style-name="ce7">
            <text:p>01.03.14</text:p>
          </table:table-cell>
          <table:table-cell office:value-type="string" table:content-validation-name="val2">
            <text:p>Marc</text:p>
          </table:table-cell>
        </table:table-row>
        <table:table-row table:style-name="ro2">
          <table:table-cell office:value-type="string">
            <text:p>Olli</text:p>
          </table:table-cell>
          <table:table-cell office:currency="EUR" office:value="4.85" office:value-type="currency" table:content-validation-name="val1" table:style-name="ce5">
            <text:p>4,85 €</text:p>
          </table:table-cell>
          <table:table-cell office:date-value="2014-03-01" office:value-type="date" table:style-name="ce7">
            <text:p>01.03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value="10.45" office:value-type="float">
            <text:p>10,45</text:p>
          </table:table-cell>
          <table:table-cell office:date-value="2014-03-31" office:value-type="date" table:style-name="ce3">
            <text:p>31.03.14</text:p>
          </table:table-cell>
          <table:table-cell office:value-type="string">
            <text:p>Janine</text:p>
          </table:table-cell>
        </table:table-row>
      </table:table>
      <table:table table:name="2014_April" table:print="false" table:style-name="ta1">
        <table:table-column table:default-cell-style-name="Default" table:style-name="co1"/>
        <table:table-column table:default-cell-style-name="ce5" table:style-name="co2"/>
        <table:table-column table:default-cell-style-name="ce7" table:style-name="co2"/>
        <table:table-column table:default-cell-style-name="Default" table:style-name="co2"/>
        <table:table-row table:style-name="ro1">
          <table:table-cell office:value-type="string" table:style-name="ce1">
            <text:p>Verwendung</text:p>
          </table:table-cell>
          <table:table-cell office:value-type="string" table:style-name="ce4">
            <text:p>Betrag</text:p>
          </table:table-cell>
          <table:table-cell office:value-type="string" table:style-name="ce6">
            <text:p>Datum</text:p>
          </table:table-cell>
          <table:table-cell office:value-type="string" table:content-validation-name="val4" table:style-name="ce1">
            <text:p>Wer</text:p>
          </table:table-cell>
        </table:table-row>
        <table:table-row table:style-name="ro1">
          <table:table-cell office:value-type="string" table:style-name="ce2">
            <text:p>Beispiel</text:p>
          </table:table-cell>
          <table:table-cell office:currency="EUR" office:value="0" office:value-type="currency" table:content-validation-name="val1">
            <text:p>0,00 €</text:p>
          </table:table-cell>
          <table:table-cell office:date-value="2014-04-01" office:value-type="date">
            <text:p>01.04.14</text:p>
          </table:table-cell>
          <table:table-cell office:value-type="string" table:content-validation-name="val4" table:style-name="ce8">
            <text:p>Marc</text:p>
          </table:table-cell>
        </table:table-row>
        <table:table-row table:style-name="ro1">
          <table:table-cell office:value-type="string" table:style-name="ce2">
            <text:p>Beispiel</text:p>
          </table:table-cell>
          <table:table-cell office:currency="EUR" office:value="0" office:value-type="currency" table:content-validation-name="val1">
            <text:p>0,00 €</text:p>
          </table:table-cell>
          <table:table-cell office:date-value="2014-04-01" office:value-type="date">
            <text:p>01.04.14</text:p>
          </table:table-cell>
          <table:table-cell office:value-type="string" table:content-validation-name="val4" table:style-name="ce9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0.51" office:value-type="currency" table:content-validation-name="val1">
            <text:p>20,51 €</text:p>
          </table:table-cell>
          <table:table-cell office:date-value="2014-04-01" office:value-type="date">
            <text:p>01.04.14</text:p>
          </table:table-cell>
          <table:table-cell office:value-type="string" table:content-validation-name="val4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41" office:value-type="currency" table:content-validation-name="val1">
            <text:p>2,41 €</text:p>
          </table:table-cell>
          <table:table-cell office:date-value="2014-04-02" office:value-type="date">
            <text:p>02.04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94" office:value-type="currency" table:content-validation-name="val1">
            <text:p>4,94 €</text:p>
          </table:table-cell>
          <table:table-cell office:date-value="2014-04-03" office:value-type="date">
            <text:p>03.04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38" office:value-type="currency" table:content-validation-name="val1">
            <text:p>1,38 €</text:p>
          </table:table-cell>
          <table:table-cell office:date-value="2014-04-03" office:value-type="date">
            <text:p>03.04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4.5" office:value-type="currency" table:content-validation-name="val1">
            <text:p>14,50 €</text:p>
          </table:table-cell>
          <table:table-cell office:date-value="2014-04-05" office:value-type="date">
            <text:p>05.04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5.42" office:value-type="currency" table:content-validation-name="val1">
            <text:p>5,42 €</text:p>
          </table:table-cell>
          <table:table-cell office:date-value="2014-04-05" office:value-type="date">
            <text:p>05.04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16" office:value-type="currency" table:content-validation-name="val1">
            <text:p>2,16 €</text:p>
          </table:table-cell>
          <table:table-cell office:date-value="2014-04-07" office:value-type="date">
            <text:p>07.04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Telekom</text:p>
          </table:table-cell>
          <table:table-cell office:currency="EUR" office:value="57.76" office:value-type="currency" table:content-validation-name="val1">
            <text:p>57,76 €</text:p>
          </table:table-cell>
          <table:table-cell office:date-value="2014-04-07" office:value-type="date">
            <text:p>07.04.14</text:p>
          </table:table-cell>
          <table:table-cell office:value-type="string" table:content-validation-name="val4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57" office:value-type="currency" table:content-validation-name="val1">
            <text:p>2,57 €</text:p>
          </table:table-cell>
          <table:table-cell office:date-value="2014-04-08" office:value-type="date">
            <text:p>08.04.14</text:p>
          </table:table-cell>
          <table:table-cell office:value-type="string" table:content-validation-name="val2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0.5" office:value-type="currency" table:content-validation-name="val1">
            <text:p>10,50 €</text:p>
          </table:table-cell>
          <table:table-cell office:date-value="2014-04-08" office:value-type="date">
            <text:p>08.04.14</text:p>
          </table:table-cell>
          <table:table-cell office:value-type="string" table:content-validation-name="val4">
            <text:p>Marc</text:p>
          </table:table-cell>
        </table:table-row>
        <table:table-row table:style-name="ro1">
          <table:table-cell office:value-type="string">
            <text:p>REWE</text:p>
          </table:table-cell>
          <table:table-cell office:currency="EUR" office:value="3.62" office:value-type="currency" table:content-validation-name="val1">
            <text:p>3,62 €</text:p>
          </table:table-cell>
          <table:table-cell office:date-value="2014-04-09" office:value-type="date">
            <text:p>09.04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izzaIn</text:p>
          </table:table-cell>
          <table:table-cell office:currency="EUR" office:value="8.2" office:value-type="currency" table:content-validation-name="val1">
            <text:p>8,20 €</text:p>
          </table:table-cell>
          <table:table-cell office:date-value="2014-04-09" office:value-type="date">
            <text:p>09.04.14</text:p>
          </table:table-cell>
          <table:table-cell office:value-type="string" table:content-validation-name="val2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5.97" office:value-type="currency" table:content-validation-name="val1">
            <text:p>5,97 €</text:p>
          </table:table-cell>
          <table:table-cell office:date-value="2014-04-10" office:value-type="date">
            <text:p>10.04.14</text:p>
          </table:table-cell>
          <table:table-cell office:value-type="string" table:content-validation-name="val4">
            <text:p>Marc</text:p>
          </table:table-cell>
        </table:table-row>
        <table:table-row table:style-name="ro2">
          <table:table-cell office:value-type="string">
            <text:p>Penny </text:p>
          </table:table-cell>
          <table:table-cell office:currency="EUR" office:value="6.01" office:value-type="currency" table:content-validation-name="val1">
            <text:p>6,01 €</text:p>
          </table:table-cell>
          <table:table-cell office:date-value="2014-04-11" office:value-type="date">
            <text:p>11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 table:style-name="ce3">
            <text:p>Penny</text:p>
          </table:table-cell>
          <table:table-cell office:currency="EUR" office:value="10.46" office:value-type="currency" table:content-validation-name="val1">
            <text:p>10,46 €</text:p>
          </table:table-cell>
          <table:table-cell office:date-value="2014-04-11" office:value-type="date">
            <text:p>11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99" office:value-type="currency" table:content-validation-name="val1">
            <text:p>1,99 €</text:p>
          </table:table-cell>
          <table:table-cell office:date-value="2014-04-11" office:value-type="date">
            <text:p>11.04.14</text:p>
          </table:table-cell>
          <table:table-cell office:value-type="string" table:content-validation-name="val4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1.5" office:value-type="currency" table:content-validation-name="val1">
            <text:p>11,50 €</text:p>
          </table:table-cell>
          <table:table-cell office:date-value="2014-04-12" office:value-type="date">
            <text:p>12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43" office:value-type="currency" table:content-validation-name="val1">
            <text:p>1,43 €</text:p>
          </table:table-cell>
          <table:table-cell office:date-value="2014-04-14" office:value-type="date">
            <text:p>14.04.14</text:p>
          </table:table-cell>
          <table:table-cell office:value-type="string" table:content-validation-name="val4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6.65" office:value-type="currency" table:content-validation-name="val1">
            <text:p>6,65 €</text:p>
          </table:table-cell>
          <table:table-cell office:date-value="2014-04-14" office:value-type="date">
            <text:p>14.04.14</text:p>
          </table:table-cell>
          <table:table-cell office:value-type="string" table:content-validation-name="val4">
            <text:p>Janine</text:p>
          </table:table-cell>
        </table:table-row>
        <table:table-row table:style-name="ro1">
          <table:table-cell office:value-type="string" table:style-name="ce3">
            <text:p>Marktkauf</text:p>
          </table:table-cell>
          <table:table-cell office:currency="EUR" office:value="12.42" office:value-type="currency" table:content-validation-name="val1">
            <text:p>12,42 €</text:p>
          </table:table-cell>
          <table:table-cell office:date-value="2014-04-15" office:value-type="date">
            <text:p>15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0.78" office:value-type="currency" table:content-validation-name="val1">
            <text:p>0,78 €</text:p>
          </table:table-cell>
          <table:table-cell office:date-value="2014-04-16" office:value-type="date">
            <text:p>16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79" office:value-type="currency" table:content-validation-name="val1">
            <text:p>1,79 €</text:p>
          </table:table-cell>
          <table:table-cell office:date-value="2014-04-16" office:value-type="date">
            <text:p>16.04.14</text:p>
          </table:table-cell>
          <table:table-cell office:value-type="string" table:content-validation-name="val4">
            <text:p>Janine</text:p>
          </table:table-cell>
        </table:table-row>
        <table:table-row table:style-name="ro1">
          <table:table-cell office:value-type="string">
            <text:p>McDonalds</text:p>
          </table:table-cell>
          <table:table-cell office:currency="EUR" office:value="4.29" office:value-type="currency" table:content-validation-name="val1">
            <text:p>4,29 €</text:p>
          </table:table-cell>
          <table:table-cell office:date-value="2014-04-17" office:value-type="date">
            <text:p>17.04.14</text:p>
          </table:table-cell>
          <table:table-cell office:value-type="string" table:content-validation-name="val4">
            <text:p>Janine</text:p>
          </table:table-cell>
        </table:table-row>
        <table:table-row table:style-name="ro1">
          <table:table-cell office:value-type="string">
            <text:p>Tierpark</text:p>
          </table:table-cell>
          <table:table-cell office:currency="EUR" office:value="18" office:value-type="currency" table:content-validation-name="val1">
            <text:p>18,00 €</text:p>
          </table:table-cell>
          <table:table-cell office:date-value="2014-04-18" office:value-type="date">
            <text:p>18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Rossmann</text:p>
          </table:table-cell>
          <table:table-cell office:currency="EUR" office:value="14.05" office:value-type="currency" table:content-validation-name="val1">
            <text:p>14,05 €</text:p>
          </table:table-cell>
          <table:table-cell office:date-value="2014-04-19" office:value-type="date">
            <text:p>19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Famila</text:p>
          </table:table-cell>
          <table:table-cell office:currency="EUR" office:value="18.33" office:value-type="currency" table:content-validation-name="val1">
            <text:p>18,33 €</text:p>
          </table:table-cell>
          <table:table-cell office:date-value="2014-04-19" office:value-type="date">
            <text:p>19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37.98" office:value-type="currency" table:content-validation-name="val1">
            <text:p>37,98 €</text:p>
          </table:table-cell>
          <table:table-cell office:date-value="2014-04-19" office:value-type="date">
            <text:p>19.04.14</text:p>
          </table:table-cell>
          <table:table-cell office:value-type="string" table:content-validation-name="val4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46" office:value-type="currency" table:content-validation-name="val1">
            <text:p>1,46 €</text:p>
          </table:table-cell>
          <table:table-cell office:date-value="2014-04-22" office:value-type="date">
            <text:p>22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77" office:value-type="currency" table:content-validation-name="val1">
            <text:p>1,77 €</text:p>
          </table:table-cell>
          <table:table-cell office:date-value="2014-04-22" office:value-type="date">
            <text:p>22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5.24" office:value-type="currency" table:content-validation-name="val1">
            <text:p>5,24 €</text:p>
          </table:table-cell>
          <table:table-cell office:date-value="2014-04-22" office:value-type="date">
            <text:p>22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 table:style-name="ce3">
            <text:p>Penny</text:p>
          </table:table-cell>
          <table:table-cell office:currency="EUR" office:value="8.23" office:value-type="currency" table:content-validation-name="val1">
            <text:p>8,23 €</text:p>
          </table:table-cell>
          <table:table-cell office:date-value="2014-04-23" office:value-type="date">
            <text:p>23.04.14</text:p>
          </table:table-cell>
          <table:table-cell office:value-type="string" table:content-validation-name="val4" table:style-name="ce10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9.1" office:value-type="currency" table:content-validation-name="val1">
            <text:p>19,10 €</text:p>
          </table:table-cell>
          <table:table-cell office:date-value="2014-04-24" office:value-type="date">
            <text:p>24.04.14</text:p>
          </table:table-cell>
          <table:table-cell office:value-type="string" table:content-validation-name="val4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42" office:value-type="currency" table:content-validation-name="val1">
            <text:p>1,42 €</text:p>
          </table:table-cell>
          <table:table-cell office:date-value="2014-04-26" office:value-type="date">
            <text:p>26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9.04" office:value-type="currency" table:content-validation-name="val1">
            <text:p>9,04 €</text:p>
          </table:table-cell>
          <table:table-cell office:date-value="2014-04-26" office:value-type="date">
            <text:p>26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25" office:value-type="currency" table:content-validation-name="val1">
            <text:p>1,25 €</text:p>
          </table:table-cell>
          <table:table-cell office:date-value="2014-04-28" office:value-type="date">
            <text:p>28.04.14</text:p>
          </table:table-cell>
          <table:table-cell office:value-type="string" table:content-validation-name="val4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21.63" office:value-type="currency" table:content-validation-name="val1">
            <text:p>21,63 €</text:p>
          </table:table-cell>
          <table:table-cell office:date-value="2014-04-28" office:value-type="date">
            <text:p>28.04.14</text:p>
          </table:table-cell>
          <table:table-cell office:value-type="string" table:content-validation-name="val4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-3.01" office:value-type="currency" table:content-validation-name="val1">
            <text:p>-3,01 €</text:p>
          </table:table-cell>
          <table:table-cell office:date-value="2014-04-30" office:value-type="date">
            <text:p>30.04.14</text:p>
          </table:table-cell>
          <table:table-cell office:value-type="string" table:content-validation-name="val4">
            <text:p>Janine</text:p>
          </table:table-cell>
        </table:table-row>
        <table:table-row table:style-name="ro1">
          <table:table-cell office:value-type="string">
            <text:p>real</text:p>
          </table:table-cell>
          <table:table-cell office:currency="EUR" office:value="3.18" office:value-type="currency" table:content-validation-name="val1">
            <text:p>3,18 €</text:p>
          </table:table-cell>
          <table:table-cell office:date-value="2014-04-30" office:value-type="date">
            <text:p>30.04.14</text:p>
          </table:table-cell>
          <table:table-cell office:value-type="string" table:content-validation-name="val4">
            <text:p>Janine</text:p>
          </table:table-cell>
        </table:table-row>
      </table:table>
      <table:table table:name="2014_Mai" table:print="false" table:style-name="ta1">
        <table:table-column table:default-cell-style-name="Default" table:style-name="co1"/>
        <table:table-column table:default-cell-style-name="ce5" table:style-name="co2"/>
        <table:table-column table:default-cell-style-name="ce7" table:style-name="co2"/>
        <table:table-column table:default-cell-style-name="Default" table:style-name="co2"/>
        <table:table-row table:style-name="ro1">
          <table:table-cell office:value-type="string" table:style-name="ce1">
            <text:p>Verwendung</text:p>
          </table:table-cell>
          <table:table-cell office:value-type="string" table:style-name="ce4">
            <text:p>Betrag</text:p>
          </table:table-cell>
          <table:table-cell office:value-type="string" table:style-name="ce6">
            <text:p>Datum</text:p>
          </table:table-cell>
          <table:table-cell office:value-type="string" table:content-validation-name="val5" table:style-name="ce1">
            <text:p>Wer</text:p>
          </table:table-cell>
        </table:table-row>
        <table:table-row table:style-name="ro1">
          <table:table-cell office:value-type="string" table:style-name="ce2">
            <text:p>Beispiel</text:p>
          </table:table-cell>
          <table:table-cell office:currency="EUR" office:value="0" office:value-type="currency" table:content-validation-name="val1">
            <text:p>0,00 €</text:p>
          </table:table-cell>
          <table:table-cell office:date-value="2014-05-01" office:value-type="date">
            <text:p>01.05.14</text:p>
          </table:table-cell>
          <table:table-cell office:value-type="string" table:content-validation-name="val5" table:style-name="ce8">
            <text:p>Marc</text:p>
          </table:table-cell>
        </table:table-row>
        <table:table-row table:style-name="ro1">
          <table:table-cell office:value-type="string" table:style-name="ce2">
            <text:p>Beispiel</text:p>
          </table:table-cell>
          <table:table-cell office:currency="EUR" office:value="0" office:value-type="currency" table:content-validation-name="val1">
            <text:p>0,00 €</text:p>
          </table:table-cell>
          <table:table-cell office:date-value="2014-05-01" office:value-type="date">
            <text:p>01.05.14</text:p>
          </table:table-cell>
          <table:table-cell office:value-type="string" table:content-validation-name="val5" table:style-name="ce9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42" office:value-type="currency" table:content-validation-name="val1">
            <text:p>4,42 €</text:p>
          </table:table-cell>
          <table:table-cell office:date-value="2014-05-05" office:value-type="date">
            <text:p>05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8.38" office:value-type="currency" table:content-validation-name="val1">
            <text:p>8,38 €</text:p>
          </table:table-cell>
          <table:table-cell office:date-value="2014-05-05" office:value-type="date">
            <text:p>05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 table:style-name="ce3">
            <text:p>Penny</text:p>
          </table:table-cell>
          <table:table-cell office:currency="EUR" office:value="1.17" office:value-type="currency" table:content-validation-name="val1">
            <text:p>1,17 €</text:p>
          </table:table-cell>
          <table:table-cell office:date-value="2014-05-05" office:value-type="date">
            <text:p>05.05.14</text:p>
          </table:table-cell>
          <table:table-cell office:value-type="string" table:content-validation-name="val5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15" office:value-type="currency" table:content-validation-name="val1">
            <text:p>4,15 €</text:p>
          </table:table-cell>
          <table:table-cell office:date-value="2014-05-06" office:value-type="date">
            <text:p>06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0.36" office:value-type="currency" table:content-validation-name="val1">
            <text:p>10,36 €</text:p>
          </table:table-cell>
          <table:table-cell office:date-value="2014-05-06" office:value-type="date">
            <text:p>06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9" office:value-type="currency" table:content-validation-name="val1">
            <text:p>1,90 €</text:p>
          </table:table-cell>
          <table:table-cell office:date-value="2014-05-07" office:value-type="date">
            <text:p>07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 table:style-name="ce3">
            <text:p>Penny</text:p>
          </table:table-cell>
          <table:table-cell office:currency="EUR" office:value="3.99" office:value-type="currency" table:content-validation-name="val1" table:formula="of:=28.99-25">
            <text:p>3,99 €</text:p>
          </table:table-cell>
          <table:table-cell office:date-value="2014-05-07" office:value-type="date">
            <text:p>07.05.14</text:p>
          </table:table-cell>
          <table:table-cell office:value-type="string" table:content-validation-name="val5">
            <text:p>Marc</text:p>
          </table:table-cell>
        </table:table-row>
        <table:table-row table:style-name="ro1">
          <table:table-cell office:value-type="string">
            <text:p>Telekom</text:p>
          </table:table-cell>
          <table:table-cell office:currency="EUR" office:value="57.95" office:value-type="currency" table:content-validation-name="val1">
            <text:p>57,95 €</text:p>
          </table:table-cell>
          <table:table-cell office:date-value="2014-05-08" office:value-type="date">
            <text:p>08.05.14</text:p>
          </table:table-cell>
          <table:table-cell office:value-type="string" table:content-validation-name="val5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49" office:value-type="currency" table:content-validation-name="val1">
            <text:p>2,49 €</text:p>
          </table:table-cell>
          <table:table-cell office:date-value="2014-05-09" office:value-type="date" table:style-name="ce3">
            <text:p>09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29" office:value-type="currency" table:content-validation-name="val1">
            <text:p>4,29 €</text:p>
          </table:table-cell>
          <table:table-cell office:date-value="2014-05-12" office:value-type="date">
            <text:p>12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1.61" office:value-type="currency" table:content-validation-name="val1">
            <text:p>11,61 €</text:p>
          </table:table-cell>
          <table:table-cell office:date-value="2014-05-12" office:value-type="date">
            <text:p>12.05.14</text:p>
          </table:table-cell>
          <table:table-cell office:value-type="string" table:content-validation-name="val5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3.57" office:value-type="currency" table:content-validation-name="val1">
            <text:p>3,57 €</text:p>
          </table:table-cell>
          <table:table-cell office:date-value="2014-05-13" office:value-type="date">
            <text:p>13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62" office:value-type="currency" table:content-validation-name="val1">
            <text:p>4,62 €</text:p>
          </table:table-cell>
          <table:table-cell office:date-value="2014-05-14" office:value-type="date">
            <text:p>14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69" office:value-type="currency" table:content-validation-name="val1">
            <text:p>1,69 €</text:p>
          </table:table-cell>
          <table:table-cell office:date-value="2014-05-14" office:value-type="date">
            <text:p>14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15.79" office:value-type="currency" table:content-validation-name="val1">
            <text:p>15,79 €</text:p>
          </table:table-cell>
          <table:table-cell office:date-value="2014-05-15" office:value-type="date">
            <text:p>15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5.76" office:value-type="currency" table:content-validation-name="val1">
            <text:p>5,76 €</text:p>
          </table:table-cell>
          <table:table-cell office:date-value="2014-05-15" office:value-type="date">
            <text:p>15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13" office:value-type="currency" table:content-validation-name="val1">
            <text:p>2,13 €</text:p>
          </table:table-cell>
          <table:table-cell office:date-value="2014-05-16" office:value-type="date">
            <text:p>16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7.02" office:value-type="currency" table:content-validation-name="val1">
            <text:p>7,02 €</text:p>
          </table:table-cell>
          <table:table-cell office:date-value="2014-05-16" office:value-type="date">
            <text:p>16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0.14" office:value-type="currency" table:content-validation-name="val1">
            <text:p>10,14 €</text:p>
          </table:table-cell>
          <table:table-cell office:date-value="2014-05-17" office:value-type="date">
            <text:p>17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57" office:value-type="currency" table:content-validation-name="val1">
            <text:p>2,57 €</text:p>
          </table:table-cell>
          <table:table-cell office:date-value="2014-05-19" office:value-type="date">
            <text:p>19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17" office:value-type="currency" table:content-validation-name="val1">
            <text:p>1,17 €</text:p>
          </table:table-cell>
          <table:table-cell office:date-value="2014-05-20" office:value-type="date">
            <text:p>20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6.22" office:value-type="currency" table:content-validation-name="val1">
            <text:p>6,22 €</text:p>
          </table:table-cell>
          <table:table-cell office:date-value="2014-05-20" office:value-type="date">
            <text:p>20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33.08" office:value-type="currency" table:content-validation-name="val1">
            <text:p>33,08 €</text:p>
          </table:table-cell>
          <table:table-cell office:date-value="2014-05-21" office:value-type="date">
            <text:p>21.05.14</text:p>
          </table:table-cell>
          <table:table-cell office:value-type="string" table:content-validation-name="val5">
            <text:p>Marc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4.66" office:value-type="currency" table:content-validation-name="val1">
            <text:p>4,66 €</text:p>
          </table:table-cell>
          <table:table-cell office:date-value="2014-05-21" office:value-type="date">
            <text:p>21.05.14</text:p>
          </table:table-cell>
          <table:table-cell office:value-type="string" table:content-validation-name="val5">
            <text:p>Marc</text:p>
          </table:table-cell>
        </table:table-row>
        <table:table-row table:style-name="ro1">
          <table:table-cell office:value-type="string">
            <text:p>Aldi</text:p>
          </table:table-cell>
          <table:table-cell office:currency="EUR" office:value="14.27" office:value-type="currency" table:content-validation-name="val1">
            <text:p>14,27 €</text:p>
          </table:table-cell>
          <table:table-cell office:date-value="2014-05-22" office:value-type="date">
            <text:p>22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61" office:value-type="currency" table:content-validation-name="val1">
            <text:p>2,61 €</text:p>
          </table:table-cell>
          <table:table-cell office:date-value="2014-05-22" office:value-type="date">
            <text:p>22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.14" office:value-type="currency" table:content-validation-name="val1">
            <text:p>1,14 €</text:p>
          </table:table-cell>
          <table:table-cell office:date-value="2014-05-24" office:value-type="date">
            <text:p>24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2.49" office:value-type="currency" table:content-validation-name="val1">
            <text:p>2,49 €</text:p>
          </table:table-cell>
          <table:table-cell office:date-value="2014-05-24" office:value-type="date">
            <text:p>24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5.48" office:value-type="currency" table:content-validation-name="val1">
            <text:p>5,48 €</text:p>
          </table:table-cell>
          <table:table-cell office:date-value="2014-05-26" office:value-type="date">
            <text:p>26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Marktkauf</text:p>
          </table:table-cell>
          <table:table-cell office:currency="EUR" office:value="8.14" office:value-type="currency" table:content-validation-name="val1">
            <text:p>8,14 €</text:p>
          </table:table-cell>
          <table:table-cell office:date-value="2014-05-26" office:value-type="date">
            <text:p>26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Tanzkarten</text:p>
          </table:table-cell>
          <table:table-cell office:currency="EUR" office:value="40" office:value-type="currency" table:content-validation-name="val1">
            <text:p>40,00 €</text:p>
          </table:table-cell>
          <table:table-cell office:date-value="2014-05-01" office:value-type="date">
            <text:p>01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>
            <text:p>Workshop</text:p>
          </table:table-cell>
          <table:table-cell office:currency="EUR" office:value="23" office:value-type="currency" table:content-validation-name="val1">
            <text:p>23,00 €</text:p>
          </table:table-cell>
          <table:table-cell office:date-value="2014-05-01" office:value-type="date">
            <text:p>01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Sekai</text:p>
          </table:table-cell>
          <table:table-cell office:currency="EUR" office:value="9" office:value-type="currency" table:content-validation-name="val1">
            <text:p>9,00 €</text:p>
          </table:table-cell>
          <table:table-cell office:date-value="2014-05-01" office:value-type="date">
            <text:p>01.05.14</text:p>
          </table:table-cell>
          <table:table-cell office:value-type="string" table:content-validation-name="val5">
            <text:p>Janine </text:p>
          </table:table-cell>
        </table:table-row>
        <table:table-row table:style-name="ro2">
          <table:table-cell office:value-type="string">
            <text:p>Steam</text:p>
          </table:table-cell>
          <table:table-cell office:currency="EUR" office:value="30" office:value-type="currency" table:content-validation-name="val1">
            <text:p>30,00 €</text:p>
          </table:table-cell>
          <table:table-cell office:date-value="2014-05-01" office:value-type="date">
            <text:p>01.05.14</text:p>
          </table:table-cell>
          <table:table-cell office:value-type="string" table:content-validation-name="val5">
            <text:p>Marc</text:p>
          </table:table-cell>
        </table:table-row>
        <table:table-row table:style-name="ro2">
          <table:table-cell office:value-type="string">
            <text:p>Sekai</text:p>
          </table:table-cell>
          <table:table-cell office:currency="EUR" office:value="13.3" office:value-type="currency" table:content-validation-name="val1">
            <text:p>13,30 €</text:p>
          </table:table-cell>
          <table:table-cell office:date-value="2014-05-01" office:value-type="date">
            <text:p>01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-6.19" office:value-type="currency" table:content-validation-name="val1">
            <text:p>-6,19 €</text:p>
          </table:table-cell>
          <table:table-cell office:date-value="2014-05-30" office:value-type="date">
            <text:p>30.05.14</text:p>
          </table:table-cell>
          <table:table-cell office:value-type="string" table:content-validation-name="val5">
            <text:p>Janine</text:p>
          </table:table-cell>
        </table:table-row>
        <table:table-row table:style-name="ro2">
          <table:table-cell office:value-type="string">
            <text:p>Penny</text:p>
          </table:table-cell>
          <table:table-cell office:currency="EUR" office:value="12.22" office:value-type="currency" table:content-validation-name="val1">
            <text:p>12,22 €</text:p>
          </table:table-cell>
          <table:table-cell office:date-value="2014-05-31" office:value-type="date">
            <text:p>31.05.14</text:p>
          </table:table-cell>
          <table:table-cell office:value-type="string" table:content-validation-name="val5">
            <text:p>Janine</text:p>
          </table:table-cell>
        </table:table-row>
        <table:table-row table:style-name="ro1">
          <table:table-cell office:value-type="string" table:style-name="ce2">
            <text:p>Penny</text:p>
          </table:table-cell>
          <table:table-cell office:currency="EUR" office:value="7.35" office:value-type="currency" table:content-validation-name="val1">
            <text:p>7,35 €</text:p>
          </table:table-cell>
          <table:table-cell office:date-value="2014-05-23" office:value-type="date">
            <text:p>23.05.14</text:p>
          </table:table-cell>
          <table:table-cell office:value-type="string" table:content-validation-name="val5" table:style-name="ce8">
            <text:p>Marc</text:p>
          </table:table-cell>
        </table:table-row>
      </table:table>
      <table:table xmlns:table="urn:oasis:names:tc:opendocument:xmlns:table:1.0" table:name="2014_Juni" table:print="false" table:style-name="ta1">
        <table:table-column table:default-cell-style-name="Default" table:style-name="co1"/>
        <table:table-column table:default-cell-style-name="ce5" table:style-name="co2"/>
        <table:table-column table:default-cell-style-name="ce7" table:style-name="co2"/>
        <table:table-column table:default-cell-style-name="Default" table:style-name="co2"/>
        <table:table-row table:style-name="ro1">
          <table:table-cell office:value-type="string" table:style-name="ce1">
            <text:p xmlns:text="urn:oasis:names:tc:opendocument:xmlns:text:1.0">Verwendung</text:p>
          </table:table-cell>
          <table:table-cell office:value-type="string" table:style-name="ce4">
            <text:p xmlns:text="urn:oasis:names:tc:opendocument:xmlns:text:1.0">Betrag</text:p>
          </table:table-cell>
          <table:table-cell office:value-type="string" table:style-name="ce6">
            <text:p xmlns:text="urn:oasis:names:tc:opendocument:xmlns:text:1.0">Datum</text:p>
          </table:table-cell>
          <table:table-cell office:value-type="string" table:content-validation-name="val5" table:style-name="ce1">
            <text:p xmlns:text="urn:oasis:names:tc:opendocument:xmlns:text:1.0">Wer</text:p>
          </table:table-cell>
        </table:table-row>
        <table:table-row table:style-name="ro1">
          <table:table-cell office:value-type="string" table:style-name="ce2">
            <text:p xmlns:text="urn:oasis:names:tc:opendocument:xmlns:text:1.0">Beispiel</text:p>
          </table:table-cell>
          <table:table-cell office:currency="EUR" office:value="0" office:value-type="currency" table:content-validation-name="val1">
            <text:p xmlns:text="urn:oasis:names:tc:opendocument:xmlns:text:1.0">0,00 €</text:p>
          </table:table-cell>
          <table:table-cell office:date-value="2014-05-01" office:value-type="date">
            <text:p xmlns:text="urn:oasis:names:tc:opendocument:xmlns:text:1.0">01.05.14</text:p>
          </table:table-cell>
          <table:table-cell office:value-type="string" table:content-validation-name="val5" table:style-name="ce8">
            <text:p xmlns:text="urn:oasis:names:tc:opendocument:xmlns:text:1.0">Marc</text:p>
          </table:table-cell>
        </table:table-row>
        <table:table-row table:style-name="ro1">
          <table:table-cell office:value-type="string" table:style-name="ce2">
            <text:p xmlns:text="urn:oasis:names:tc:opendocument:xmlns:text:1.0">Beispiel</text:p>
          </table:table-cell>
          <table:table-cell office:currency="EUR" office:value="0" office:value-type="currency" table:content-validation-name="val1">
            <text:p xmlns:text="urn:oasis:names:tc:opendocument:xmlns:text:1.0">0,00 €</text:p>
          </table:table-cell>
          <table:table-cell office:date-value="2014-05-01" office:value-type="date">
            <text:p xmlns:text="urn:oasis:names:tc:opendocument:xmlns:text:1.0">01.05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arktkauf</text:p>
          </table:table-cell>
          <table:table-cell office:currency="EUR" office:value="20.71" office:value-type="currency" table:content-validation-name="val1">
            <text:p xmlns:text="urn:oasis:names:tc:opendocument:xmlns:text:1.0">20,71 €</text:p>
          </table:table-cell>
          <table:table-cell office:date-value="2014-06-03" office:value-type="date">
            <text:p xmlns:text="urn:oasis:names:tc:opendocument:xmlns:text:1.0">03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arktkauf</text:p>
          </table:table-cell>
          <table:table-cell office:currency="EUR" office:value="12.79" office:value-type="currency" table:content-validation-name="val1">
            <text:p xmlns:text="urn:oasis:names:tc:opendocument:xmlns:text:1.0">12,79 €</text:p>
          </table:table-cell>
          <table:table-cell office:date-value="2014-06-05" office:value-type="date">
            <text:p xmlns:text="urn:oasis:names:tc:opendocument:xmlns:text:1.0">05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 table:style-name="ce3">
            <text:p xmlns:text="urn:oasis:names:tc:opendocument:xmlns:text:1.0">Penny</text:p>
          </table:table-cell>
          <table:table-cell office:currency="EUR" office:value="-6.43" office:value-type="currency" table:content-validation-name="val1">
            <text:p xmlns:text="urn:oasis:names:tc:opendocument:xmlns:text:1.0">-6,43 €</text:p>
          </table:table-cell>
          <table:table-cell office:date-value="2014-06-06" office:value-type="date">
            <text:p xmlns:text="urn:oasis:names:tc:opendocument:xmlns:text:1.0">06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marktkauf</text:p>
          </table:table-cell>
          <table:table-cell office:currency="EUR" office:value="0.69" office:value-type="currency" table:content-validation-name="val1">
            <text:p xmlns:text="urn:oasis:names:tc:opendocument:xmlns:text:1.0">0,69 €</text:p>
          </table:table-cell>
          <table:table-cell office:date-value="2014-06-02" office:value-type="date">
            <text:p xmlns:text="urn:oasis:names:tc:opendocument:xmlns:text:1.0">02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1.49" office:value-type="currency" table:content-validation-name="val1">
            <text:p xmlns:text="urn:oasis:names:tc:opendocument:xmlns:text:1.0">1,49 €</text:p>
          </table:table-cell>
          <table:table-cell office:date-value="2014-06-04" office:value-type="date">
            <text:p xmlns:text="urn:oasis:names:tc:opendocument:xmlns:text:1.0">04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1.48" office:value-type="currency" table:content-validation-name="val1">
            <text:p xmlns:text="urn:oasis:names:tc:opendocument:xmlns:text:1.0">1,48 €</text:p>
          </table:table-cell>
          <table:table-cell office:date-value="2014-06-02" office:value-type="date">
            <text:p xmlns:text="urn:oasis:names:tc:opendocument:xmlns:text:1.0">02.06.14</text:p>
          </table:table-cell>
          <table:table-cell office:value-type="string" table:content-validation-name="val5">
            <text:p xmlns:text="urn:oasis:names:tc:opendocument:xmlns:text:1.0">Janine </text:p>
          </table:table-cell>
        </table:table-row>
        <table:table-row table:style-name="ro1">
          <table:table-cell office:value-type="string" table:style-name="ce3">
            <text:p xmlns:text="urn:oasis:names:tc:opendocument:xmlns:text:1.0">Marktkauf</text:p>
          </table:table-cell>
          <table:table-cell office:currency="EUR" office:value="25.89" office:value-type="currency" table:content-validation-name="val1">
            <text:p xmlns:text="urn:oasis:names:tc:opendocument:xmlns:text:1.0">25,89 €</text:p>
          </table:table-cell>
          <table:table-cell office:date-value="2014-06-27" office:value-type="date">
            <text:p xmlns:text="urn:oasis:names:tc:opendocument:xmlns:text:1.0">27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1.39" office:value-type="currency" table:content-validation-name="val1">
            <text:p xmlns:text="urn:oasis:names:tc:opendocument:xmlns:text:1.0">1,39 €</text:p>
          </table:table-cell>
          <table:table-cell office:date-value="2014-06-30" office:value-type="date">
            <text:p xmlns:text="urn:oasis:names:tc:opendocument:xmlns:text:1.0">30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Schwimmen</text:p>
          </table:table-cell>
          <table:table-cell office:currency="EUR" office:value="7.5" office:value-type="currency" table:content-validation-name="val1">
            <text:p xmlns:text="urn:oasis:names:tc:opendocument:xmlns:text:1.0">7,50 €</text:p>
          </table:table-cell>
          <table:table-cell office:date-value="2014-06-10" office:value-type="date" table:style-name="ce3">
            <text:p xmlns:text="urn:oasis:names:tc:opendocument:xmlns:text:1.0">10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14.18" office:value-type="currency" table:content-validation-name="val1">
            <text:p xmlns:text="urn:oasis:names:tc:opendocument:xmlns:text:1.0">14,18 €</text:p>
          </table:table-cell>
          <table:table-cell office:date-value="2014-06-27" office:value-type="date">
            <text:p xmlns:text="urn:oasis:names:tc:opendocument:xmlns:text:1.0">27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üller</text:p>
          </table:table-cell>
          <table:table-cell office:currency="EUR" office:value="7.99" office:value-type="currency" table:content-validation-name="val1">
            <text:p xmlns:text="urn:oasis:names:tc:opendocument:xmlns:text:1.0">7,99 €</text:p>
          </table:table-cell>
          <table:table-cell office:date-value="2014-06-07" office:value-type="date">
            <text:p xmlns:text="urn:oasis:names:tc:opendocument:xmlns:text:1.0">07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Technik Partner</text:p>
          </table:table-cell>
          <table:table-cell office:currency="EUR" office:value="18.97" office:value-type="currency" table:content-validation-name="val1">
            <text:p xmlns:text="urn:oasis:names:tc:opendocument:xmlns:text:1.0">18,97 €</text:p>
          </table:table-cell>
          <table:table-cell office:date-value="2014-06-20" office:value-type="date">
            <text:p xmlns:text="urn:oasis:names:tc:opendocument:xmlns:text:1.0">20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8.84" office:value-type="currency" table:content-validation-name="val1">
            <text:p xmlns:text="urn:oasis:names:tc:opendocument:xmlns:text:1.0">8,84 €</text:p>
          </table:table-cell>
          <table:table-cell office:date-value="2014-06-25" office:value-type="date">
            <text:p xmlns:text="urn:oasis:names:tc:opendocument:xmlns:text:1.0">25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6.38" office:value-type="currency" table:content-validation-name="val1">
            <text:p xmlns:text="urn:oasis:names:tc:opendocument:xmlns:text:1.0">6,38 €</text:p>
          </table:table-cell>
          <table:table-cell office:date-value="2014-06-23" office:value-type="date">
            <text:p xmlns:text="urn:oasis:names:tc:opendocument:xmlns:text:1.0">23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Jakob essen</text:p>
          </table:table-cell>
          <table:table-cell office:currency="EUR" office:value="29.8" office:value-type="currency" table:content-validation-name="val1">
            <text:p xmlns:text="urn:oasis:names:tc:opendocument:xmlns:text:1.0">29,80 €</text:p>
          </table:table-cell>
          <table:table-cell office:date-value="2014-06-10" office:value-type="date">
            <text:p xmlns:text="urn:oasis:names:tc:opendocument:xmlns:text:1.0">10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9.88" office:value-type="currency" table:content-validation-name="val1">
            <text:p xmlns:text="urn:oasis:names:tc:opendocument:xmlns:text:1.0">9,88 €</text:p>
          </table:table-cell>
          <table:table-cell office:date-value="2014-06-23" office:value-type="date">
            <text:p xmlns:text="urn:oasis:names:tc:opendocument:xmlns:text:1.0">23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Penny</text:p>
          </table:table-cell>
          <table:table-cell office:currency="EUR" office:value="3.02" office:value-type="currency" table:content-validation-name="val1">
            <text:p xmlns:text="urn:oasis:names:tc:opendocument:xmlns:text:1.0">3,02 €</text:p>
          </table:table-cell>
          <table:table-cell office:date-value="2014-06-19" office:value-type="date">
            <text:p xmlns:text="urn:oasis:names:tc:opendocument:xmlns:text:1.0">19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Netto</text:p>
          </table:table-cell>
          <table:table-cell office:currency="EUR" office:value="5.68" office:value-type="currency" table:content-validation-name="val1">
            <text:p xmlns:text="urn:oasis:names:tc:opendocument:xmlns:text:1.0">5,68 €</text:p>
          </table:table-cell>
          <table:table-cell office:date-value="2014-06-10" office:value-type="date">
            <text:p xmlns:text="urn:oasis:names:tc:opendocument:xmlns:text:1.0">10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2">
          <table:table-cell office:value-type="string">
            <text:p xmlns:text="urn:oasis:names:tc:opendocument:xmlns:text:1.0">Rossmann (putz kram)</text:p>
          </table:table-cell>
          <table:table-cell office:currency="EUR" office:value="2.65" office:value-type="currency" table:content-validation-name="val1">
            <text:p xmlns:text="urn:oasis:names:tc:opendocument:xmlns:text:1.0">2,65 €</text:p>
          </table:table-cell>
          <table:table-cell office:date-value="2014-06-06" office:value-type="date">
            <text:p xmlns:text="urn:oasis:names:tc:opendocument:xmlns:text:1.0">06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cDonalds</text:p>
          </table:table-cell>
          <table:table-cell office:currency="EUR" office:value="12.6" office:value-type="currency" table:content-validation-name="val1">
            <text:p xmlns:text="urn:oasis:names:tc:opendocument:xmlns:text:1.0">12,60 €</text:p>
          </table:table-cell>
          <table:table-cell office:date-value="2014-06-01" office:value-type="date">
            <text:p xmlns:text="urn:oasis:names:tc:opendocument:xmlns:text:1.0">01.06.14</text:p>
          </table:table-cell>
          <table:table-cell office:value-type="string" table:content-validation-name="val5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10.17" office:value-type="currency" table:content-validation-name="val1">
            <text:p xmlns:text="urn:oasis:names:tc:opendocument:xmlns:text:1.0">10,17 €</text:p>
          </table:table-cell>
          <table:table-cell office:date-value="2014-06-24" office:value-type="date">
            <text:p xmlns:text="urn:oasis:names:tc:opendocument:xmlns:text:1.0">24.06.14</text:p>
          </table:table-cell>
          <table:table-cell office:value-type="string" table:content-validation-name="val5" table:style-name="ce8">
            <text:p xmlns:text="urn:oasis:names:tc:opendocument:xmlns:text:1.0">Marc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	</text:p>
          </table:table-cell>
          <table:table-cell office:currency="EUR" office:value="21.64" office:value-type="currency" table:content-validation-name="val1" table:style-name="ce5">
            <text:p xmlns:text="urn:oasis:names:tc:opendocument:xmlns:text:1.0">21,64 €</text:p>
          </table:table-cell>
          <table:table-cell office:date-value="2014-06-16" office:value-type="date" table:style-name="ce7">
            <text:p xmlns:text="urn:oasis:names:tc:opendocument:xmlns:text:1.0">16.06.14</text:p>
          </table:table-cell>
          <table:table-cell office:value-type="string" table:content-validation-name="val5" table:style-name="ce8">
            <text:p xmlns:text="urn:oasis:names:tc:opendocument:xmlns:text:1.0">Marc</text:p>
          </table:table-cell>
        </table:table-row>
      </table:table>
      <table:table xmlns:table="urn:oasis:names:tc:opendocument:xmlns:table:1.0" table:name="2014_Juli" table:print="false" table:style-name="ta1">
        <table:table-column table:default-cell-style-name="Default" table:number-columns-repeated="4" table:style-name="co2"/>
        <table:table-row table:style-name="ro1">
          <table:table-cell office:value-type="string" table:style-name="ce1">
            <text:p xmlns:text="urn:oasis:names:tc:opendocument:xmlns:text:1.0">Verwendung</text:p>
          </table:table-cell>
          <table:table-cell office:value-type="string" table:style-name="ce4">
            <text:p xmlns:text="urn:oasis:names:tc:opendocument:xmlns:text:1.0">Betrag</text:p>
          </table:table-cell>
          <table:table-cell office:value-type="string" table:style-name="ce6">
            <text:p xmlns:text="urn:oasis:names:tc:opendocument:xmlns:text:1.0">Datum</text:p>
          </table:table-cell>
          <table:table-cell office:value-type="string" table:content-validation-name="val5" table:style-name="ce1">
            <text:p xmlns:text="urn:oasis:names:tc:opendocument:xmlns:text:1.0">Wer</text:p>
          </table:table-cell>
        </table:table-row>
        <table:table-row table:style-name="ro1">
          <table:table-cell office:value-type="string" table:style-name="ce2">
            <text:p xmlns:text="urn:oasis:names:tc:opendocument:xmlns:text:1.0">Beispiel</text:p>
          </table:table-cell>
          <table:table-cell office:currency="EUR" office:value="0" office:value-type="currency" table:content-validation-name="val1" table:style-name="ce5">
            <text:p xmlns:text="urn:oasis:names:tc:opendocument:xmlns:text:1.0">0,00 €</text:p>
          </table:table-cell>
          <table:table-cell office:date-value="2014-05-01" office:value-type="date" table:style-name="ce7">
            <text:p xmlns:text="urn:oasis:names:tc:opendocument:xmlns:text:1.0">01.05.14</text:p>
          </table:table-cell>
          <table:table-cell office:value-type="string" table:content-validation-name="val5" table:style-name="ce8">
            <text:p xmlns:text="urn:oasis:names:tc:opendocument:xmlns:text:1.0">Marc</text:p>
          </table:table-cell>
        </table:table-row>
        <table:table-row table:style-name="ro1">
          <table:table-cell office:value-type="string" table:style-name="ce2">
            <text:p xmlns:text="urn:oasis:names:tc:opendocument:xmlns:text:1.0">Beispiel</text:p>
          </table:table-cell>
          <table:table-cell office:currency="EUR" office:value="0" office:value-type="currency" table:content-validation-name="val1" table:style-name="ce5">
            <text:p xmlns:text="urn:oasis:names:tc:opendocument:xmlns:text:1.0">0,00 €</text:p>
          </table:table-cell>
          <table:table-cell office:date-value="2014-05-01" office:value-type="date" table:style-name="ce7">
            <text:p xmlns:text="urn:oasis:names:tc:opendocument:xmlns:text:1.0">01.05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arktkauf</text:p>
          </table:table-cell>
          <table:table-cell office:currency="EUR" office:value="17.28" office:value-type="currency" table:content-validation-name="val1" table:style-name="ce5">
            <text:p xmlns:text="urn:oasis:names:tc:opendocument:xmlns:text:1.0">17,28 €</text:p>
          </table:table-cell>
          <table:table-cell office:date-value="2014-07-11" office:value-type="date" table:style-name="ce7">
            <text:p xmlns:text="urn:oasis:names:tc:opendocument:xmlns:text:1.0">11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Penny</text:p>
          </table:table-cell>
          <table:table-cell office:currency="EUR" office:value="6.44" office:value-type="currency" table:content-validation-name="val1" table:style-name="ce5">
            <text:p xmlns:text="urn:oasis:names:tc:opendocument:xmlns:text:1.0">6,44 €</text:p>
          </table:table-cell>
          <table:table-cell office:date-value="2014-07-09" office:value-type="date" table:style-name="ce7">
            <text:p xmlns:text="urn:oasis:names:tc:opendocument:xmlns:text:1.0">09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arktkauf</text:p>
          </table:table-cell>
          <table:table-cell office:currency="EUR" office:value="4.14" office:value-type="currency" table:content-validation-name="val1" table:style-name="ce5">
            <text:p xmlns:text="urn:oasis:names:tc:opendocument:xmlns:text:1.0">4,14 €</text:p>
          </table:table-cell>
          <table:table-cell office:date-value="2014-07-05" office:value-type="date" table:style-name="ce7">
            <text:p xmlns:text="urn:oasis:names:tc:opendocument:xmlns:text:1.0">05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Penny</text:p>
          </table:table-cell>
          <table:table-cell office:currency="EUR" office:value="4.95" office:value-type="currency" table:content-validation-name="val1" table:style-name="ce5">
            <text:p xmlns:text="urn:oasis:names:tc:opendocument:xmlns:text:1.0">4,95 €</text:p>
          </table:table-cell>
          <table:table-cell office:date-value="2014-07-04" office:value-type="date" table:style-name="ce7">
            <text:p xmlns:text="urn:oasis:names:tc:opendocument:xmlns:text:1.0">04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Penny</text:p>
          </table:table-cell>
          <table:table-cell office:currency="EUR" office:value="3.49" office:value-type="currency" table:content-validation-name="val1" table:style-name="ce5">
            <text:p xmlns:text="urn:oasis:names:tc:opendocument:xmlns:text:1.0">3,49 €</text:p>
          </table:table-cell>
          <table:table-cell office:date-value="2014-07-08" office:value-type="date" table:style-name="ce7">
            <text:p xmlns:text="urn:oasis:names:tc:opendocument:xmlns:text:1.0">08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Penny</text:p>
          </table:table-cell>
          <table:table-cell office:currency="EUR" office:value="3.37" office:value-type="currency" table:content-validation-name="val1" table:style-name="ce5">
            <text:p xmlns:text="urn:oasis:names:tc:opendocument:xmlns:text:1.0">3,37 €</text:p>
          </table:table-cell>
          <table:table-cell office:date-value="2014-07-10" office:value-type="date" table:style-name="ce7">
            <text:p xmlns:text="urn:oasis:names:tc:opendocument:xmlns:text:1.0">10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Aldi</text:p>
          </table:table-cell>
          <table:table-cell office:currency="EUR" office:value="1.39" office:value-type="currency" table:content-validation-name="val1" table:style-name="ce5">
            <text:p xmlns:text="urn:oasis:names:tc:opendocument:xmlns:text:1.0">1,39 €</text:p>
          </table:table-cell>
          <table:table-cell office:date-value="2014-07-02" office:value-type="date" table:style-name="ce7">
            <text:p xmlns:text="urn:oasis:names:tc:opendocument:xmlns:text:1.0">02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Penny</text:p>
          </table:table-cell>
          <table:table-cell office:currency="EUR" office:value="10.1" office:value-type="currency" table:content-validation-name="val1" table:style-name="ce5">
            <text:p xmlns:text="urn:oasis:names:tc:opendocument:xmlns:text:1.0">10,10 €</text:p>
          </table:table-cell>
          <table:table-cell office:date-value="2014-07-10" office:value-type="date" table:style-name="ce7">
            <text:p xmlns:text="urn:oasis:names:tc:opendocument:xmlns:text:1.0">10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arktkauf</text:p>
          </table:table-cell>
          <table:table-cell office:currency="EUR" office:value="25.01" office:value-type="currency" table:content-validation-name="val1" table:style-name="ce5">
            <text:p xmlns:text="urn:oasis:names:tc:opendocument:xmlns:text:1.0">25,01 €</text:p>
          </table:table-cell>
          <table:table-cell office:date-value="2014-07-07" office:value-type="date" table:style-name="ce7">
            <text:p xmlns:text="urn:oasis:names:tc:opendocument:xmlns:text:1.0">07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cDonalds</text:p>
          </table:table-cell>
          <table:table-cell office:currency="EUR" office:value="10.5" office:value-type="currency" table:content-validation-name="val1" table:style-name="ce5">
            <text:p xmlns:text="urn:oasis:names:tc:opendocument:xmlns:text:1.0">10,50 €</text:p>
          </table:table-cell>
          <table:table-cell office:date-value="2014-07-01" office:value-type="date" table:style-name="ce7">
            <text:p xmlns:text="urn:oasis:names:tc:opendocument:xmlns:text:1.0">01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Marktkauf</text:p>
          </table:table-cell>
          <table:table-cell office:currency="EUR" office:value="10.98" office:value-type="currency" table:content-validation-name="val1" table:style-name="ce5">
            <text:p xmlns:text="urn:oasis:names:tc:opendocument:xmlns:text:1.0">10,98 €</text:p>
          </table:table-cell>
          <table:table-cell office:date-value="2014-07-14" office:value-type="date" table:style-name="ce7">
            <text:p xmlns:text="urn:oasis:names:tc:opendocument:xmlns:text:1.0">14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>
            <text:p xmlns:text="urn:oasis:names:tc:opendocument:xmlns:text:1.0">Penny</text:p>
          </table:table-cell>
          <table:table-cell office:currency="EUR" office:value="6.25" office:value-type="currency" table:content-validation-name="val1" table:style-name="ce5">
            <text:p xmlns:text="urn:oasis:names:tc:opendocument:xmlns:text:1.0">6,25 €</text:p>
          </table:table-cell>
          <table:table-cell office:date-value="2014-07-14" office:value-type="date" table:style-name="ce7">
            <text:p xmlns:text="urn:oasis:names:tc:opendocument:xmlns:text:1.0">14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	</text:p>
          </table:table-cell>
          <table:table-cell office:currency="EUR" office:value="14.44" office:value-type="currency" table:content-validation-name="val1" table:style-name="ce5">
            <text:p xmlns:text="urn:oasis:names:tc:opendocument:xmlns:text:1.0">14,44 €</text:p>
          </table:table-cell>
          <table:table-cell office:date-value="2014-07-30" office:value-type="date" table:style-name="ce7">
            <text:p xmlns:text="urn:oasis:names:tc:opendocument:xmlns:text:1.0">30.07.14</text:p>
          </table:table-cell>
          <table:table-cell office:value-type="string" table:content-validation-name="val5" table:style-name="ce8">
            <text:p xmlns:text="urn:oasis:names:tc:opendocument:xmlns:text:1.0">Marc</text:p>
          </table:table-cell>
        </table:table-row>
        <table:table-row table:style-name="ro1">
          <table:table-cell office:value-type="string" table:style-name="ce2">
            <text:p xmlns:text="urn:oasis:names:tc:opendocument:xmlns:text:1.0">Test</text:p>
          </table:table-cell>
          <table:table-cell office:currency="EUR" office:value="0.0" office:value-type="currency" table:content-validation-name="val1" table:style-name="ce5">
            <text:p xmlns:text="urn:oasis:names:tc:opendocument:xmlns:text:1.0">0,00 €</text:p>
          </table:table-cell>
          <table:table-cell office:date-value="2014-07-15" office:value-type="date" table:style-name="ce7">
            <text:p xmlns:text="urn:oasis:names:tc:opendocument:xmlns:text:1.0">15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Test</text:p>
          </table:table-cell>
          <table:table-cell office:currency="EUR" office:value="0.0" office:value-type="currency" table:content-validation-name="val1" table:style-name="ce5">
            <text:p xmlns:text="urn:oasis:names:tc:opendocument:xmlns:text:1.0">0,00 €</text:p>
          </table:table-cell>
          <table:table-cell office:date-value="2014-07-15" office:value-type="date" table:style-name="ce7">
            <text:p xmlns:text="urn:oasis:names:tc:opendocument:xmlns:text:1.0">15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</text:p>
          </table:table-cell>
          <table:table-cell office:currency="EUR" office:value="9.78" office:value-type="currency" table:content-validation-name="val1" table:style-name="ce5">
            <text:p xmlns:text="urn:oasis:names:tc:opendocument:xmlns:text:1.0">9,78 €</text:p>
          </table:table-cell>
          <table:table-cell office:date-value="2014-07-26" office:value-type="date" table:style-name="ce7">
            <text:p xmlns:text="urn:oasis:names:tc:opendocument:xmlns:text:1.0">26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</text:p>
          </table:table-cell>
          <table:table-cell office:currency="EUR" office:value="8.56" office:value-type="currency" table:content-validation-name="val1" table:style-name="ce5">
            <text:p xmlns:text="urn:oasis:names:tc:opendocument:xmlns:text:1.0">8,56 €</text:p>
          </table:table-cell>
          <table:table-cell office:date-value="2014-07-25" office:value-type="date" table:style-name="ce7">
            <text:p xmlns:text="urn:oasis:names:tc:opendocument:xmlns:text:1.0">25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 Bruschetta Zutaten</text:p>
          </table:table-cell>
          <table:table-cell office:currency="EUR" office:value="3.18" office:value-type="currency" table:content-validation-name="val1" table:style-name="ce5">
            <text:p xmlns:text="urn:oasis:names:tc:opendocument:xmlns:text:1.0">3,18 €</text:p>
          </table:table-cell>
          <table:table-cell office:date-value="2014-07-26" office:value-type="date" table:style-name="ce7">
            <text:p xmlns:text="urn:oasis:names:tc:opendocument:xmlns:text:1.0">26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</text:p>
          </table:table-cell>
          <table:table-cell office:currency="EUR" office:value="6.34" office:value-type="currency" table:content-validation-name="val1" table:style-name="ce5">
            <text:p xmlns:text="urn:oasis:names:tc:opendocument:xmlns:text:1.0">6,34 €</text:p>
          </table:table-cell>
          <table:table-cell office:date-value="2014-07-28" office:value-type="date" table:style-name="ce7">
            <text:p xmlns:text="urn:oasis:names:tc:opendocument:xmlns:text:1.0">28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 Apfelstrudel	</text:p>
          </table:table-cell>
          <table:table-cell office:currency="EUR" office:value="1.19" office:value-type="currency" table:content-validation-name="val1" table:style-name="ce5">
            <text:p xmlns:text="urn:oasis:names:tc:opendocument:xmlns:text:1.0">1,19 €</text:p>
          </table:table-cell>
          <table:table-cell office:date-value="2014-07-30" office:value-type="date" table:style-name="ce7">
            <text:p xmlns:text="urn:oasis:names:tc:opendocument:xmlns:text:1.0">30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2.38" office:value-type="currency" table:content-validation-name="val1" table:style-name="ce5">
            <text:p xmlns:text="urn:oasis:names:tc:opendocument:xmlns:text:1.0">2,38 €</text:p>
          </table:table-cell>
          <table:table-cell office:date-value="2014-07-26" office:value-type="date" table:style-name="ce7">
            <text:p xmlns:text="urn:oasis:names:tc:opendocument:xmlns:text:1.0">26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Ju Bin Lou</text:p>
          </table:table-cell>
          <table:table-cell office:currency="EUR" office:value="19.5" office:value-type="currency" table:content-validation-name="val1" table:style-name="ce5">
            <text:p xmlns:text="urn:oasis:names:tc:opendocument:xmlns:text:1.0">19,50 €</text:p>
          </table:table-cell>
          <table:table-cell office:date-value="2014-07-29" office:value-type="date" table:style-name="ce7">
            <text:p xmlns:text="urn:oasis:names:tc:opendocument:xmlns:text:1.0">29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3.43" office:value-type="currency" table:content-validation-name="val1" table:style-name="ce5">
            <text:p xmlns:text="urn:oasis:names:tc:opendocument:xmlns:text:1.0">3,43 €</text:p>
          </table:table-cell>
          <table:table-cell office:date-value="2014-07-19" office:value-type="date" table:style-name="ce7">
            <text:p xmlns:text="urn:oasis:names:tc:opendocument:xmlns:text:1.0">19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	</text:p>
          </table:table-cell>
          <table:table-cell office:currency="EUR" office:value="5.64" office:value-type="currency" table:content-validation-name="val1" table:style-name="ce5">
            <text:p xmlns:text="urn:oasis:names:tc:opendocument:xmlns:text:1.0">5,64 €</text:p>
          </table:table-cell>
          <table:table-cell office:date-value="2014-07-23" office:value-type="date" table:style-name="ce7">
            <text:p xmlns:text="urn:oasis:names:tc:opendocument:xmlns:text:1.0">23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 Frühstück</text:p>
          </table:table-cell>
          <table:table-cell office:currency="EUR" office:value="0.91" office:value-type="currency" table:content-validation-name="val1" table:style-name="ce5">
            <text:p xmlns:text="urn:oasis:names:tc:opendocument:xmlns:text:1.0">0,91 €</text:p>
          </table:table-cell>
          <table:table-cell office:date-value="2014-07-22" office:value-type="date" table:style-name="ce7">
            <text:p xmlns:text="urn:oasis:names:tc:opendocument:xmlns:text:1.0">22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8.07" office:value-type="currency" table:content-validation-name="val1" table:style-name="ce5">
            <text:p xmlns:text="urn:oasis:names:tc:opendocument:xmlns:text:1.0">8,07 €</text:p>
          </table:table-cell>
          <table:table-cell office:date-value="2014-07-23" office:value-type="date" table:style-name="ce7">
            <text:p xmlns:text="urn:oasis:names:tc:opendocument:xmlns:text:1.0">23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Aldi</text:p>
          </table:table-cell>
          <table:table-cell office:currency="EUR" office:value="1.83" office:value-type="currency" table:content-validation-name="val1" table:style-name="ce5">
            <text:p xmlns:text="urn:oasis:names:tc:opendocument:xmlns:text:1.0">1,83 €</text:p>
          </table:table-cell>
          <table:table-cell office:date-value="2014-07-21" office:value-type="date" table:style-name="ce7">
            <text:p xmlns:text="urn:oasis:names:tc:opendocument:xmlns:text:1.0">21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3.23" office:value-type="currency" table:content-validation-name="val1" table:style-name="ce5">
            <text:p xmlns:text="urn:oasis:names:tc:opendocument:xmlns:text:1.0">3,23 €</text:p>
          </table:table-cell>
          <table:table-cell office:date-value="2014-07-23" office:value-type="date" table:style-name="ce7">
            <text:p xmlns:text="urn:oasis:names:tc:opendocument:xmlns:text:1.0">23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2.88" office:value-type="currency" table:content-validation-name="val1" table:style-name="ce5">
            <text:p xmlns:text="urn:oasis:names:tc:opendocument:xmlns:text:1.0">2,88 €</text:p>
          </table:table-cell>
          <table:table-cell office:date-value="2014-07-17" office:value-type="date" table:style-name="ce7">
            <text:p xmlns:text="urn:oasis:names:tc:opendocument:xmlns:text:1.0">17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</text:p>
          </table:table-cell>
          <table:table-cell office:currency="EUR" office:value="5.77" office:value-type="currency" table:content-validation-name="val1" table:style-name="ce5">
            <text:p xmlns:text="urn:oasis:names:tc:opendocument:xmlns:text:1.0">5,77 €</text:p>
          </table:table-cell>
          <table:table-cell office:date-value="2014-07-16" office:value-type="date" table:style-name="ce7">
            <text:p xmlns:text="urn:oasis:names:tc:opendocument:xmlns:text:1.0">16.07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</table:table>
      <table:table xmlns:table="urn:oasis:names:tc:opendocument:xmlns:table:1.0" table:name="2014_August" table:print="false" table:style-name="ta1">
        <table:table-column table:default-cell-style-name="Default" table:style-name="co1"/>
        <table:table-column table:default-cell-style-name="Default" table:number-columns-repeated="3" table:style-name="co2"/>
        <table:table-row table:style-name="ro1">
          <table:table-cell office:value-type="string" table:style-name="ce1">
            <text:p xmlns:text="urn:oasis:names:tc:opendocument:xmlns:text:1.0">Verwendung</text:p>
          </table:table-cell>
          <table:table-cell office:value-type="string" table:style-name="ce4">
            <text:p xmlns:text="urn:oasis:names:tc:opendocument:xmlns:text:1.0">Betrag</text:p>
          </table:table-cell>
          <table:table-cell office:value-type="string" table:style-name="ce6">
            <text:p xmlns:text="urn:oasis:names:tc:opendocument:xmlns:text:1.0">Datum</text:p>
          </table:table-cell>
          <table:table-cell office:value-type="string" table:style-name="ce1">
            <text:p xmlns:text="urn:oasis:names:tc:opendocument:xmlns:text:1.0">Wer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</text:p>
          </table:table-cell>
          <table:table-cell office:currency="EUR" office:value="31.64" office:value-type="currency" table:content-validation-name="val1" table:style-name="ce5">
            <text:p xmlns:text="urn:oasis:names:tc:opendocument:xmlns:text:1.0">31,64 €</text:p>
          </table:table-cell>
          <table:table-cell office:date-value="2014-08-06" office:value-type="date" table:style-name="ce7">
            <text:p xmlns:text="urn:oasis:names:tc:opendocument:xmlns:text:1.0">06.08.14</text:p>
          </table:table-cell>
          <table:table-cell office:value-type="string" table:content-validation-name="val5" table:style-name="ce8">
            <text:p xmlns:text="urn:oasis:names:tc:opendocument:xmlns:text:1.0">Marc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</text:p>
          </table:table-cell>
          <table:table-cell office:currency="EUR" office:value="18.89" office:value-type="currency" table:content-validation-name="val1" table:style-name="ce5">
            <text:p xmlns:text="urn:oasis:names:tc:opendocument:xmlns:text:1.0">18,89 €</text:p>
          </table:table-cell>
          <table:table-cell office:date-value="2014-08-12" office:value-type="date" table:style-name="ce7">
            <text:p xmlns:text="urn:oasis:names:tc:opendocument:xmlns:text:1.0">12.08.14</text:p>
          </table:table-cell>
          <table:table-cell office:value-type="string" table:content-validation-name="val5" table:style-name="ce8">
            <text:p xmlns:text="urn:oasis:names:tc:opendocument:xmlns:text:1.0">Marc</text:p>
          </table:table-cell>
        </table:table-row>
        <table:table-row table:style-name="ro1">
          <table:table-cell office:value-type="string" table:style-name="ce2">
            <text:p xmlns:text="urn:oasis:names:tc:opendocument:xmlns:text:1.0">Ju Bin Lou</text:p>
          </table:table-cell>
          <table:table-cell office:currency="EUR" office:value="19.5" office:value-type="currency" table:content-validation-name="val1" table:style-name="ce5">
            <text:p xmlns:text="urn:oasis:names:tc:opendocument:xmlns:text:1.0">19,50 €</text:p>
          </table:table-cell>
          <table:table-cell office:date-value="2014-08-10" office:value-type="date" table:style-name="ce7">
            <text:p xmlns:text="urn:oasis:names:tc:opendocument:xmlns:text:1.0">10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</text:p>
          </table:table-cell>
          <table:table-cell office:currency="EUR" office:value="3.17" office:value-type="currency" table:content-validation-name="val1" table:style-name="ce5">
            <text:p xmlns:text="urn:oasis:names:tc:opendocument:xmlns:text:1.0">3,17 €</text:p>
          </table:table-cell>
          <table:table-cell office:date-value="2014-08-13" office:value-type="date" table:style-name="ce7">
            <text:p xmlns:text="urn:oasis:names:tc:opendocument:xmlns:text:1.0">13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 Abendessen</text:p>
          </table:table-cell>
          <table:table-cell office:currency="EUR" office:value="6.73" office:value-type="currency" table:content-validation-name="val1" table:style-name="ce5">
            <text:p xmlns:text="urn:oasis:names:tc:opendocument:xmlns:text:1.0">6,73 €</text:p>
          </table:table-cell>
          <table:table-cell office:date-value="2014-08-13" office:value-type="date" table:style-name="ce7">
            <text:p xmlns:text="urn:oasis:names:tc:opendocument:xmlns:text:1.0">13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</text:p>
          </table:table-cell>
          <table:table-cell office:currency="EUR" office:value="18.29" office:value-type="currency" table:content-validation-name="val1" table:style-name="ce5">
            <text:p xmlns:text="urn:oasis:names:tc:opendocument:xmlns:text:1.0">18,29 €</text:p>
          </table:table-cell>
          <table:table-cell office:date-value="2014-08-05" office:value-type="date" table:style-name="ce7">
            <text:p xmlns:text="urn:oasis:names:tc:opendocument:xmlns:text:1.0">05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 	</text:p>
          </table:table-cell>
          <table:table-cell office:currency="EUR" office:value="3.48" office:value-type="currency" table:content-validation-name="val1" table:style-name="ce5">
            <text:p xmlns:text="urn:oasis:names:tc:opendocument:xmlns:text:1.0">3,48 €</text:p>
          </table:table-cell>
          <table:table-cell office:date-value="2014-08-06" office:value-type="date" table:style-name="ce7">
            <text:p xmlns:text="urn:oasis:names:tc:opendocument:xmlns:text:1.0">06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 Frühstück</text:p>
          </table:table-cell>
          <table:table-cell office:currency="EUR" office:value="3.31" office:value-type="currency" table:content-validation-name="val1" table:style-name="ce5">
            <text:p xmlns:text="urn:oasis:names:tc:opendocument:xmlns:text:1.0">3,31 €</text:p>
          </table:table-cell>
          <table:table-cell office:date-value="2014-08-07" office:value-type="date" table:style-name="ce7">
            <text:p xmlns:text="urn:oasis:names:tc:opendocument:xmlns:text:1.0">07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1.28" office:value-type="currency" table:content-validation-name="val1" table:style-name="ce5">
            <text:p xmlns:text="urn:oasis:names:tc:opendocument:xmlns:text:1.0">1,28 €</text:p>
          </table:table-cell>
          <table:table-cell office:date-value="2014-08-09" office:value-type="date" table:style-name="ce7">
            <text:p xmlns:text="urn:oasis:names:tc:opendocument:xmlns:text:1.0">09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7.59" office:value-type="currency" table:content-validation-name="val1" table:style-name="ce5">
            <text:p xmlns:text="urn:oasis:names:tc:opendocument:xmlns:text:1.0">7,59 €</text:p>
          </table:table-cell>
          <table:table-cell office:date-value="2014-08-05" office:value-type="date" table:style-name="ce7">
            <text:p xmlns:text="urn:oasis:names:tc:opendocument:xmlns:text:1.0">05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1.19" office:value-type="currency" table:content-validation-name="val1" table:style-name="ce5">
            <text:p xmlns:text="urn:oasis:names:tc:opendocument:xmlns:text:1.0">1,19 €</text:p>
          </table:table-cell>
          <table:table-cell office:date-value="2014-08-11" office:value-type="date" table:style-name="ce7">
            <text:p xmlns:text="urn:oasis:names:tc:opendocument:xmlns:text:1.0">11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3.12" office:value-type="currency" table:content-validation-name="val1" table:style-name="ce5">
            <text:p xmlns:text="urn:oasis:names:tc:opendocument:xmlns:text:1.0">3,12 €</text:p>
          </table:table-cell>
          <table:table-cell office:date-value="2014-08-09" office:value-type="date" table:style-name="ce7">
            <text:p xmlns:text="urn:oasis:names:tc:opendocument:xmlns:text:1.0">09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	</text:p>
          </table:table-cell>
          <table:table-cell office:currency="EUR" office:value="7.2" office:value-type="currency" table:content-validation-name="val1" table:style-name="ce5">
            <text:p xmlns:text="urn:oasis:names:tc:opendocument:xmlns:text:1.0">7,20 €</text:p>
          </table:table-cell>
          <table:table-cell office:date-value="2014-08-11" office:value-type="date" table:style-name="ce7">
            <text:p xmlns:text="urn:oasis:names:tc:opendocument:xmlns:text:1.0">11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test	</text:p>
          </table:table-cell>
          <table:table-cell office:currency="EUR" office:value="0.0" office:value-type="currency" table:content-validation-name="val1" table:style-name="ce5">
            <text:p xmlns:text="urn:oasis:names:tc:opendocument:xmlns:text:1.0">0,00 €</text:p>
          </table:table-cell>
          <table:table-cell office:date-value="2014-08-15" office:value-type="date" table:style-name="ce7">
            <text:p xmlns:text="urn:oasis:names:tc:opendocument:xmlns:text:1.0">15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</text:p>
          </table:table-cell>
          <table:table-cell office:currency="EUR" office:value="1.25" office:value-type="currency" table:content-validation-name="val1" table:style-name="ce5">
            <text:p xmlns:text="urn:oasis:names:tc:opendocument:xmlns:text:1.0">1,25 €</text:p>
          </table:table-cell>
          <table:table-cell office:date-value="2014-08-18" office:value-type="date" table:style-name="ce7">
            <text:p xmlns:text="urn:oasis:names:tc:opendocument:xmlns:text:1.0">18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	
Hack vergessen^^</text:p>
          </table:table-cell>
          <table:table-cell office:currency="EUR" office:value="2.29" office:value-type="currency" table:content-validation-name="val1" table:style-name="ce5">
            <text:p xmlns:text="urn:oasis:names:tc:opendocument:xmlns:text:1.0">2,29 €</text:p>
          </table:table-cell>
          <table:table-cell office:date-value="2014-08-18" office:value-type="date" table:style-name="ce7">
            <text:p xmlns:text="urn:oasis:names:tc:opendocument:xmlns:text:1.0">18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Ju Bin Lou	</text:p>
          </table:table-cell>
          <table:table-cell office:currency="EUR" office:value="19.5" office:value-type="currency" table:content-validation-name="val1" table:style-name="ce5">
            <text:p xmlns:text="urn:oasis:names:tc:opendocument:xmlns:text:1.0">19,50 €</text:p>
          </table:table-cell>
          <table:table-cell office:date-value="2014-08-10" office:value-type="date" table:style-name="ce7">
            <text:p xmlns:text="urn:oasis:names:tc:opendocument:xmlns:text:1.0">10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Ratskeller</text:p>
          </table:table-cell>
          <table:table-cell office:currency="EUR" office:value="19.0" office:value-type="currency" table:content-validation-name="val1" table:style-name="ce5">
            <text:p xmlns:text="urn:oasis:names:tc:opendocument:xmlns:text:1.0">19,00 €</text:p>
          </table:table-cell>
          <table:table-cell office:date-value="2014-08-24" office:value-type="date" table:style-name="ce7">
            <text:p xmlns:text="urn:oasis:names:tc:opendocument:xmlns:text:1.0">24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10.52" office:value-type="currency" table:content-validation-name="val1" table:style-name="ce5">
            <text:p xmlns:text="urn:oasis:names:tc:opendocument:xmlns:text:1.0">10,52 €</text:p>
          </table:table-cell>
          <table:table-cell office:date-value="2014-08-19" office:value-type="date" table:style-name="ce7">
            <text:p xmlns:text="urn:oasis:names:tc:opendocument:xmlns:text:1.0">19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</text:p>
          </table:table-cell>
          <table:table-cell office:currency="EUR" office:value="23.16" office:value-type="currency" table:content-validation-name="val1" table:style-name="ce5">
            <text:p xmlns:text="urn:oasis:names:tc:opendocument:xmlns:text:1.0">23,16 €</text:p>
          </table:table-cell>
          <table:table-cell office:date-value="2014-08-21" office:value-type="date" table:style-name="ce7">
            <text:p xmlns:text="urn:oasis:names:tc:opendocument:xmlns:text:1.0">21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1.94" office:value-type="currency" table:content-validation-name="val1" table:style-name="ce5">
            <text:p xmlns:text="urn:oasis:names:tc:opendocument:xmlns:text:1.0">1,94 €</text:p>
          </table:table-cell>
          <table:table-cell office:date-value="2014-08-23" office:value-type="date" table:style-name="ce7">
            <text:p xmlns:text="urn:oasis:names:tc:opendocument:xmlns:text:1.0">23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Marktkauf</text:p>
          </table:table-cell>
          <table:table-cell office:currency="EUR" office:value="8.67" office:value-type="currency" table:content-validation-name="val1" table:style-name="ce5">
            <text:p xmlns:text="urn:oasis:names:tc:opendocument:xmlns:text:1.0">8,67 €</text:p>
          </table:table-cell>
          <table:table-cell office:date-value="2014-08-15" office:value-type="date" table:style-name="ce7">
            <text:p xmlns:text="urn:oasis:names:tc:opendocument:xmlns:text:1.0">15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1.19" office:value-type="currency" table:content-validation-name="val1" table:style-name="ce5">
            <text:p xmlns:text="urn:oasis:names:tc:opendocument:xmlns:text:1.0">1,19 €</text:p>
          </table:table-cell>
          <table:table-cell office:date-value="2014-08-26" office:value-type="date" table:style-name="ce7">
            <text:p xmlns:text="urn:oasis:names:tc:opendocument:xmlns:text:1.0">26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Kaufhaus</text:p>
          </table:table-cell>
          <table:table-cell office:currency="EUR" office:value="4.8" office:value-type="currency" table:content-validation-name="val1" table:style-name="ce5">
            <text:p xmlns:text="urn:oasis:names:tc:opendocument:xmlns:text:1.0">4,80 €</text:p>
          </table:table-cell>
          <table:table-cell office:date-value="2014-08-18" office:value-type="date" table:style-name="ce7">
            <text:p xmlns:text="urn:oasis:names:tc:opendocument:xmlns:text:1.0">18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4.8" office:value-type="currency" table:content-validation-name="val1" table:style-name="ce5">
            <text:p xmlns:text="urn:oasis:names:tc:opendocument:xmlns:text:1.0">4,80 €</text:p>
          </table:table-cell>
          <table:table-cell office:date-value="2014-08-25" office:value-type="date" table:style-name="ce7">
            <text:p xmlns:text="urn:oasis:names:tc:opendocument:xmlns:text:1.0">25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  <table:table-row table:style-name="ro1">
          <table:table-cell office:value-type="string" table:style-name="ce2">
            <text:p xmlns:text="urn:oasis:names:tc:opendocument:xmlns:text:1.0">Penny</text:p>
          </table:table-cell>
          <table:table-cell office:currency="EUR" office:value="11.47" office:value-type="currency" table:content-validation-name="val1" table:style-name="ce5">
            <text:p xmlns:text="urn:oasis:names:tc:opendocument:xmlns:text:1.0">11,47 €</text:p>
          </table:table-cell>
          <table:table-cell office:date-value="2014-08-18" office:value-type="date" table:style-name="ce7">
            <text:p xmlns:text="urn:oasis:names:tc:opendocument:xmlns:text:1.0">18.08.14</text:p>
          </table:table-cell>
          <table:table-cell office:value-type="string" table:content-validation-name="val5" table:style-name="ce9">
            <text:p xmlns:text="urn:oasis:names:tc:opendocument:xmlns:text:1.0">Janine</text:p>
          </table:table-cell>
        </table:table-row>
      </table:table>
      <table:database-ranges>
        <table:database-range table:contains-header="false" table:target-range-address="2014_Mai.A5:2014_Mai.D37">
          <table:sort>
            <table:sort-by table:data-type="automatic"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.08.2014</text:date>, <text:time>00:3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penOffice.org/3.4.1$Win32 OpenOffice.org_project/341m1$Build-9593</meta:generator>
    <meta:creation-date>2009-04-16T11:32:48Z</meta:creation-date>
    <dc:date>2014-08-27T15:33:01</dc:date>
    <meta:editing-cycles>142</meta:editing-cycles>
    <meta:editing-duration>PT6M39.061S</meta:editing-duration>
    <meta:document-statistic meta:cell-count="636" meta:object-count="0" meta:table-count="6"/>
    <meta:user-defined meta:name="Info 1"/>
    <meta:user-defined meta:name="Info 2"/>
    <meta:user-defined meta:name="Info 3"/>
    <meta:user-defined meta:name="Info 4"/>
  </office:meta>
</office:document-meta>
</file>